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margin-left="0.847cm" fo:margin-right="0cm" fo:text-indent="-0.847cm" style:auto-text-indent="false"/>
    </style:style>
    <style:style style:name="P3" style:family="paragraph" style:parent-style-name="Text_20_body">
      <style:paragraph-properties fo:margin-left="0.847cm" fo:margin-right="0cm" fo:text-indent="-0.847cm" style:auto-text-indent="false"/>
      <style:text-properties officeooo:rsid="0015a4da" officeooo:paragraph-rsid="001762a1"/>
    </style:style>
    <style:style style:name="P4" style:family="paragraph" style:parent-style-name="Text_20_body">
      <style:paragraph-properties fo:margin-left="0.847cm" fo:margin-right="0cm" fo:text-indent="-0.847cm" style:auto-text-indent="false"/>
      <style:text-properties officeooo:rsid="0015a4da" officeooo:paragraph-rsid="001884cc"/>
    </style:style>
    <style:style style:name="P5" style:family="paragraph" style:parent-style-name="Text_20_body">
      <style:paragraph-properties fo:margin-left="0.847cm" fo:margin-right="0cm" fo:text-indent="-0.847cm" style:auto-text-indent="false"/>
      <style:text-properties fo:font-weight="normal" officeooo:paragraph-rsid="001b6385" style:font-weight-asian="normal" style:font-weight-complex="normal"/>
    </style:style>
    <style:style style:name="P6" style:family="paragraph" style:parent-style-name="Text_20_body">
      <style:paragraph-properties fo:margin-left="0.847cm" fo:margin-right="0cm" fo:text-indent="-0.847cm" style:auto-text-indent="false"/>
      <style:text-properties fo:font-weight="normal" officeooo:paragraph-rsid="005f967f" style:font-weight-asian="normal" style:font-weight-complex="normal"/>
    </style:style>
    <style:style style:name="P7" style:family="paragraph" style:parent-style-name="Text_20_body">
      <style:paragraph-properties fo:margin-left="0.847cm" fo:margin-right="0cm" fo:text-indent="-0.847cm" style:auto-text-indent="false"/>
      <style:text-properties fo:font-size="10pt" fo:language="en" fo:country="CA" style:font-size-asian="10pt" style:font-size-complex="10pt"/>
    </style:style>
    <style:style style:name="P8" style:family="paragraph" style:parent-style-name="Text_20_body">
      <style:paragraph-properties fo:margin-left="0.847cm" fo:margin-right="0cm" fo:text-indent="-0.847cm" style:auto-text-indent="false"/>
      <style:text-properties fo:font-size="10pt" fo:language="en" fo:country="CA" officeooo:rsid="0015a4da" officeooo:paragraph-rsid="001884cc" style:font-size-asian="10pt" style:font-size-complex="10pt"/>
    </style:style>
    <style:style style:name="P9" style:family="paragraph" style:parent-style-name="Text_20_body">
      <style:paragraph-properties fo:margin-left="0.847cm" fo:margin-right="0cm" fo:text-indent="-0.847cm" style:auto-text-indent="false"/>
      <style:text-properties fo:font-size="10pt" fo:language="en" fo:country="CA" officeooo:paragraph-rsid="002adea9" style:font-size-asian="10pt" style:font-size-complex="10pt"/>
    </style:style>
    <style:style style:name="P10" style:family="paragraph" style:parent-style-name="Text_20_body">
      <style:paragraph-properties fo:margin-left="0.847cm" fo:margin-right="0cm" fo:text-indent="-0.847cm" style:auto-text-indent="false"/>
      <style:text-properties fo:font-size="10pt" fo:language="en" fo:country="CA" officeooo:paragraph-rsid="0031ccb8" style:font-size-asian="10pt" style:font-size-complex="10pt"/>
    </style:style>
    <style:style style:name="P11" style:family="paragraph" style:parent-style-name="Text_20_body">
      <style:paragraph-properties fo:margin-left="0.847cm" fo:margin-right="0cm" fo:text-indent="-0.847cm" style:auto-text-indent="false"/>
      <style:text-properties fo:font-size="10pt" fo:language="en" fo:country="CA" fo:font-weight="normal" officeooo:rsid="001b6385" officeooo:paragraph-rsid="0026fb9c" style:font-size-asian="10pt" style:font-weight-asian="normal" style:font-size-complex="10pt" style:font-weight-complex="normal"/>
    </style:style>
    <style:style style:name="P12" style:family="paragraph" style:parent-style-name="Text_20_body">
      <loext:graphic-properties draw:fill="none"/>
      <style:paragraph-properties fo:margin-left="0.847cm" fo:margin-right="0cm" fo:text-indent="-0.847cm" style:auto-text-indent="false" fo:background-color="transparent"/>
      <style:text-properties fo:font-size="10pt" fo:language="en" fo:country="CA" fo:font-weight="normal" officeooo:rsid="002a178f" officeooo:paragraph-rsid="002adea9" style:font-size-asian="10pt" style:font-weight-asian="normal" style:font-size-complex="10pt" style:font-weight-complex="normal"/>
    </style:style>
    <style:style style:name="P13" style:family="paragraph" style:parent-style-name="Text_20_body">
      <loext:graphic-properties draw:fill="none"/>
      <style:paragraph-properties fo:margin-left="0.847cm" fo:margin-right="0cm" fo:text-indent="-0.847cm" style:auto-text-indent="false" fo:background-color="transparent"/>
      <style:text-properties fo:font-size="10pt" fo:language="en" fo:country="CA" fo:font-weight="normal" officeooo:rsid="002a178f" officeooo:paragraph-rsid="003c927c" style:font-size-asian="10pt" style:font-weight-asian="normal" style:font-size-complex="10pt" style:font-weight-complex="normal"/>
    </style:style>
    <style:style style:name="P14" style:family="paragraph" style:parent-style-name="Text_20_body">
      <loext:graphic-properties draw:fill="none"/>
      <style:paragraph-properties fo:margin-left="0.847cm" fo:margin-right="0cm" fo:text-indent="-0.847cm" style:auto-text-indent="false" fo:background-color="transparent"/>
      <style:text-properties fo:font-size="10pt" fo:language="en" fo:country="CA" fo:font-weight="normal" officeooo:rsid="002a178f" officeooo:paragraph-rsid="003e90da" style:font-size-asian="10pt" style:font-weight-asian="normal" style:font-size-complex="10pt" style:font-weight-complex="normal"/>
    </style:style>
    <style:style style:name="P15" style:family="paragraph" style:parent-style-name="Text_20_body">
      <loext:graphic-properties draw:fill="none"/>
      <style:paragraph-properties fo:margin-left="0.847cm" fo:margin-right="0cm" fo:text-indent="-0.847cm" style:auto-text-indent="false" fo:background-color="transparent"/>
      <style:text-properties fo:font-size="10pt" fo:language="en" fo:country="CA" fo:font-weight="normal" officeooo:rsid="002a178f" officeooo:paragraph-rsid="00406da4" style:font-size-asian="10pt" style:font-weight-asian="normal" style:font-size-complex="10pt" style:font-weight-complex="normal"/>
    </style:style>
    <style:style style:name="P16" style:family="paragraph" style:parent-style-name="Text_20_body">
      <style:paragraph-properties fo:margin-left="0.847cm" fo:margin-right="0cm" fo:text-indent="-0.847cm" style:auto-text-indent="false"/>
      <style:text-properties fo:font-size="10pt" fo:language="en" fo:country="CA" fo:font-weight="normal" officeooo:paragraph-rsid="005f967f" style:font-size-asian="10pt" style:font-weight-asian="normal" style:font-size-complex="10pt" style:font-weight-complex="normal"/>
    </style:style>
    <style:style style:name="P17" style:family="paragraph" style:parent-style-name="Text_20_body">
      <style:paragraph-properties fo:margin-left="0.847cm" fo:margin-right="0cm" fo:text-indent="-0.847cm" style:auto-text-indent="false"/>
      <style:text-properties fo:font-size="10pt" officeooo:paragraph-rsid="0026fb9c" style:font-size-asian="10pt" style:font-size-complex="10pt"/>
    </style:style>
    <style:style style:name="P18" style:family="paragraph" style:parent-style-name="Text_20_body">
      <style:paragraph-properties fo:margin-left="0.847cm" fo:margin-right="0cm" fo:text-indent="-0.847cm" style:auto-text-indent="false"/>
      <style:text-properties officeooo:paragraph-rsid="001b6385"/>
    </style:style>
    <style:style style:name="P19" style:family="paragraph" style:parent-style-name="Text_20_body">
      <style:paragraph-properties fo:margin-left="0.847cm" fo:margin-right="0cm" fo:text-indent="-0.847cm" style:auto-text-indent="false"/>
      <style:text-properties fo:language="en" fo:country="CA" fo:font-weight="bold" officeooo:rsid="001cfd4a" officeooo:paragraph-rsid="005f967f" style:font-weight-asian="bold" style:font-weight-complex="bold"/>
    </style:style>
    <style:style style:name="P20" style:family="paragraph" style:parent-style-name="Text_20_body">
      <style:paragraph-properties fo:margin-left="0.847cm" fo:margin-right="0cm" fo:text-align="center" style:justify-single-word="false" fo:text-indent="-0.847cm" style:auto-text-indent="false"/>
      <style:text-properties fo:language="en" fo:country="CA" fo:font-weight="bold" officeooo:rsid="0019ee28" officeooo:paragraph-rsid="0019ee28" style:font-weight-asian="bold" style:font-weight-complex="bold"/>
    </style:style>
    <style:style style:name="P21" style:family="paragraph" style:parent-style-name="Text_20_body">
      <style:paragraph-properties fo:margin-left="0.847cm" fo:margin-right="0cm" fo:text-indent="-0.847cm" style:auto-text-indent="false"/>
      <style:text-properties fo:language="en" fo:country="CA" fo:font-weight="normal" officeooo:rsid="001df644" officeooo:paragraph-rsid="0031ccb8" style:font-weight-asian="normal" style:font-weight-complex="normal"/>
    </style:style>
    <style:style style:name="P22" style:family="paragraph" style:parent-style-name="Text_20_body">
      <loext:graphic-properties draw:fill="none"/>
      <style:paragraph-properties fo:margin-left="0.847cm" fo:margin-right="0cm" fo:text-indent="-0.847cm" style:auto-text-indent="false" fo:background-color="transparent"/>
      <style:text-properties officeooo:rsid="002a178f" officeooo:paragraph-rsid="003e90da"/>
    </style:style>
    <style:style style:name="P23" style:family="paragraph" style:parent-style-name="Text_20_body">
      <style:paragraph-properties fo:margin-left="0.847cm" fo:margin-right="0cm" fo:text-indent="-0.847cm" style:auto-text-indent="false"/>
      <style:text-properties officeooo:paragraph-rsid="005f967f"/>
    </style:style>
    <style:style style:name="P24" style:family="paragraph" style:parent-style-name="Text_20_body">
      <style:paragraph-properties fo:margin-left="0.847cm" fo:margin-right="0cm" fo:text-align="center" style:justify-single-word="false" fo:text-indent="-0.847cm" style:auto-text-indent="false" fo:break-before="page"/>
      <style:text-properties fo:language="en" fo:country="CA" fo:font-weight="bold" officeooo:rsid="0019ee28" officeooo:paragraph-rsid="0031ccb8" style:font-weight-asian="bold" style:font-weight-complex="bold"/>
    </style:style>
    <style:style style:name="P25" style:family="paragraph" style:parent-style-name="Text_20_body" style:master-page-name="">
      <loext:graphic-properties draw:fill="none"/>
      <style:paragraph-properties fo:margin-left="0cm" fo:margin-right="0cm" fo:margin-top="0cm" fo:margin-bottom="0.247cm" loext:contextual-spacing="false" fo:line-height="120%" fo:text-indent="1.499cm" style:auto-text-indent="false" style:page-number="auto" fo:background-color="transparent"/>
      <style:text-properties officeooo:paragraph-rsid="003ac7fb"/>
    </style:style>
    <style:style style:name="P26" style:family="paragraph" style:parent-style-name="Text_20_body" style:master-page-name="">
      <loext:graphic-properties draw:fill="none"/>
      <style:paragraph-properties fo:margin-left="0cm" fo:margin-right="0cm" fo:margin-top="0cm" fo:margin-bottom="0.247cm" loext:contextual-spacing="false" fo:line-height="120%" fo:text-indent="1.499cm" style:auto-text-indent="false" style:page-number="auto" fo:background-color="transparent"/>
      <style:text-properties officeooo:rsid="0047189c" officeooo:paragraph-rsid="0047189c"/>
    </style:style>
    <style:style style:name="P27" style:family="paragraph" style:parent-style-name="Text_20_body">
      <loext:graphic-properties draw:fill="none"/>
      <style:paragraph-properties fo:margin-left="0cm" fo:margin-right="0cm" fo:margin-top="0cm" fo:margin-bottom="0.247cm" loext:contextual-spacing="false" fo:line-height="120%" fo:text-indent="1.499cm" style:auto-text-indent="false" fo:background-color="transparent"/>
      <style:text-properties officeooo:rsid="0048b71c" officeooo:paragraph-rsid="0048b71c"/>
    </style:style>
    <style:style style:name="P28" style:family="paragraph" style:parent-style-name="Text_20_body">
      <loext:graphic-properties draw:fill="none"/>
      <style:paragraph-properties fo:margin-left="0cm" fo:margin-right="0cm" fo:margin-top="0cm" fo:margin-bottom="0.247cm" loext:contextual-spacing="false" fo:line-height="120%" fo:text-indent="1.499cm" style:auto-text-indent="false" fo:background-color="transparent"/>
      <style:text-properties officeooo:paragraph-rsid="003c927c"/>
    </style:style>
    <style:style style:name="P29"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language="en" fo:country="CA" officeooo:paragraph-rsid="001b6385"/>
    </style:style>
    <style:style style:name="P30" style:family="paragraph" style:parent-style-name="Standard">
      <loext:graphic-properties draw:fill="none"/>
      <style:paragraph-properties fo:margin-left="0cm" fo:margin-right="0cm" fo:text-indent="1.499cm" style:auto-text-indent="false" fo:background-color="transparent"/>
      <style:text-properties fo:language="en" fo:country="CA" fo:font-weight="normal" officeooo:rsid="004f2dd7" officeooo:paragraph-rsid="001b6385" style:font-weight-asian="normal" style:font-weight-complex="normal"/>
    </style:style>
    <style:style style:name="P31" style:family="paragraph" style:parent-style-name="Standard">
      <style:text-properties fo:font-size="10pt" fo:font-weight="bold" officeooo:rsid="002fcce5" officeooo:paragraph-rsid="00453636" style:font-size-asian="10pt" style:font-weight-asian="bold" style:font-size-complex="10pt" style:font-weight-complex="bold"/>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fo:font-weight="bold" officeooo:paragraph-rsid="00434451" style:font-weight-asian="bold" style:font-weight-complex="bold"/>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officeooo:rsid="003d41f2" officeooo:paragraph-rsid="003d41f2"/>
    </style:style>
    <style:style style:name="P36" style:family="paragraph" style:parent-style-name="Text_20_body">
      <style:text-properties officeooo:rsid="00406da4" officeooo:paragraph-rsid="00406da4"/>
    </style:style>
    <style:style style:name="P37" style:family="paragraph" style:parent-style-name="Text_20_body">
      <style:text-properties officeooo:rsid="004a58cd" officeooo:paragraph-rsid="004a58cd"/>
    </style:style>
    <style:style style:name="P38" style:family="paragraph" style:parent-style-name="Text_20_body">
      <style:text-properties fo:language="en" fo:country="CA" fo:font-weight="normal" officeooo:rsid="00453636" officeooo:paragraph-rsid="004d9b6c" fo:background-color="transparent" style:font-weight-asian="normal" style:font-weight-complex="normal"/>
    </style:style>
    <style:style style:name="P39" style:family="paragraph" style:parent-style-name="Text_20_body">
      <style:text-properties fo:language="en" fo:country="CA" fo:font-weight="normal" officeooo:rsid="00453636" officeooo:paragraph-rsid="005d1931" fo:background-color="transparent" style:font-weight-asian="normal" style:font-weight-complex="normal"/>
    </style:style>
    <style:style style:name="P40" style:family="paragraph" style:parent-style-name="Text_20_body">
      <style:paragraph-properties fo:margin-left="0cm" fo:margin-right="0cm" fo:text-indent="0cm" style:auto-text-indent="false"/>
      <style:text-properties fo:language="en" fo:country="CA" fo:font-weight="bold" officeooo:rsid="001b6385" officeooo:paragraph-rsid="001b6385" style:font-weight-asian="bold" style:font-weight-complex="bold"/>
    </style:style>
    <style:style style:name="P41" style:family="paragraph" style:parent-style-name="Text_20_body">
      <style:paragraph-properties fo:margin-left="0cm" fo:margin-right="0cm" fo:text-align="center" style:justify-single-word="false" fo:text-indent="0cm" style:auto-text-indent="false"/>
      <style:text-properties fo:language="en" fo:country="CA" fo:font-weight="bold" officeooo:rsid="001cfd4a" officeooo:paragraph-rsid="005f967f" style:font-weight-asian="bold" style:font-weight-complex="bold"/>
    </style:style>
    <style:style style:name="P42" style:family="paragraph" style:parent-style-name="Standard">
      <loext:graphic-properties draw:fill="none"/>
      <style:paragraph-properties fo:margin-left="0cm" fo:margin-right="0cm" fo:text-indent="0cm" style:auto-text-indent="false" fo:background-color="transparent"/>
      <style:text-properties fo:font-size="10pt" fo:language="en" fo:country="CA" fo:font-weight="normal" officeooo:rsid="002a178f" officeooo:paragraph-rsid="003e90da" style:font-size-asian="10pt" style:font-weight-asian="normal" style:font-size-complex="10pt" style:font-weight-complex="normal"/>
    </style:style>
    <style:style style:name="P43" style:family="paragraph" style:parent-style-name="Standard">
      <style:paragraph-properties fo:margin-left="0cm" fo:margin-right="0cm" fo:text-indent="0cm" style:auto-text-indent="false"/>
      <style:text-properties fo:font-size="10pt" fo:language="en" fo:country="CA" fo:font-weight="bold" officeooo:rsid="002fcce5" officeooo:paragraph-rsid="00453636" style:font-size-asian="10pt" style:font-weight-asian="bold" style:font-size-complex="10pt" style:font-weight-complex="bold"/>
    </style:style>
    <style:style style:name="P44" style:family="paragraph" style:parent-style-name="Text_20_body" style:master-page-name="">
      <style:paragraph-properties fo:margin-left="0cm" fo:margin-right="0cm" fo:text-align="center" style:justify-single-word="false" fo:text-indent="0cm" style:auto-text-indent="false" style:page-number="auto"/>
      <style:text-properties officeooo:paragraph-rsid="00613400"/>
    </style:style>
    <style:style style:name="P45" style:family="paragraph" style:parent-style-name="Text_20_body">
      <loext:graphic-properties draw:fill="none"/>
      <style:paragraph-properties fo:margin-left="0.9cm" fo:margin-right="0cm" fo:margin-top="0cm" fo:margin-bottom="0.247cm" loext:contextual-spacing="false" fo:line-height="120%" fo:text-indent="-0.9cm" style:auto-text-indent="false" fo:background-color="transparent"/>
      <style:text-properties style:font-name="Liberation Serif" fo:font-size="10pt" officeooo:paragraph-rsid="00453636" style:font-size-asian="10pt" style:font-size-complex="10pt"/>
    </style:style>
    <style:style style:name="P46" style:family="paragraph" style:parent-style-name="Text_20_body" style:master-page-name="">
      <loext:graphic-properties draw:fill="none"/>
      <style:paragraph-properties fo:margin-left="0.9cm" fo:margin-right="0cm" fo:margin-top="0cm" fo:margin-bottom="0.247cm" loext:contextual-spacing="false" fo:line-height="120%" fo:text-indent="-0.9cm" style:auto-text-indent="false" style:page-number="auto" fo:background-color="transparent"/>
      <style:text-properties fo:font-size="10pt" officeooo:paragraph-rsid="00453636" style:font-size-asian="10pt" style:font-size-complex="10pt"/>
    </style:style>
    <style:style style:name="P47" style:family="paragraph" style:parent-style-name="Text_20_body" style:master-page-name="">
      <loext:graphic-properties draw:fill="none"/>
      <style:paragraph-properties fo:margin-left="0cm" fo:margin-right="0cm" fo:margin-top="0cm" fo:margin-bottom="0.247cm" loext:contextual-spacing="false" fo:line-height="120%" fo:text-indent="1cm" style:auto-text-indent="false" style:page-number="auto" fo:background-color="transparent"/>
      <style:text-properties fo:language="en" fo:country="CA" fo:font-weight="bold" officeooo:rsid="001af368" officeooo:paragraph-rsid="0052750d" fo:background-color="transparent" style:font-weight-asian="bold" style:font-weight-complex="bold"/>
    </style:style>
    <style:style style:name="P48" style:family="paragraph" style:parent-style-name="Text_20_body" style:master-page-name="">
      <loext:graphic-properties draw:fill="none"/>
      <style:paragraph-properties fo:margin-left="0cm" fo:margin-right="0cm" fo:margin-top="0cm" fo:margin-bottom="0.247cm" loext:contextual-spacing="false" fo:line-height="120%" fo:text-align="start" style:justify-single-word="false" fo:text-indent="1.499cm" style:auto-text-indent="false" style:page-number="auto" fo:background-color="transparent"/>
      <style:text-properties fo:font-size="12pt" fo:language="en" fo:country="CA" fo:font-weight="normal" officeooo:rsid="005f967f" officeooo:paragraph-rsid="00651b71" style:font-size-asian="12pt" style:font-weight-asian="normal" style:font-size-complex="12pt" style:font-weight-complex="normal"/>
    </style:style>
    <style:style style:name="P49"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1.499cm" style:auto-text-indent="false" fo:background-color="transparent"/>
      <style:text-properties fo:font-size="12pt" fo:language="en" fo:country="CA" fo:font-weight="normal" officeooo:rsid="005f967f" officeooo:paragraph-rsid="00651b71" style:font-size-asian="12pt" style:font-weight-asian="normal" style:font-size-complex="12pt" style:font-weight-complex="normal"/>
    </style:style>
    <style:style style:name="P50"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0cm" style:auto-text-indent="false" fo:background-color="transparent"/>
      <style:text-properties fo:font-size="12pt" fo:language="en" fo:country="CA" fo:font-weight="bold" officeooo:rsid="00613400" officeooo:paragraph-rsid="00613400" style:font-size-asian="12pt" style:font-weight-asian="bold" style:font-size-complex="12pt" style:font-weight-complex="bold"/>
    </style:style>
    <style:style style:name="P51"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language="en" fo:country="CA" fo:font-weight="bold" officeooo:rsid="001af368" officeooo:paragraph-rsid="0066f1e1" fo:background-color="transparent" style:font-weight-asian="bold" style:font-weight-complex="bold"/>
    </style:style>
    <style:style style:name="P52" style:family="paragraph" style:parent-style-name="Text_20_body">
      <style:paragraph-properties fo:margin-left="0cm" fo:margin-right="0cm" fo:text-indent="0cm" style:auto-text-indent="false" fo:break-before="page"/>
      <style:text-properties fo:font-size="12pt" fo:language="en" fo:country="CA" fo:font-weight="bold" officeooo:rsid="0031ccb8" officeooo:paragraph-rsid="0031ccb8" style:font-size-asian="10.5pt" style:font-weight-asian="bold" style:font-size-complex="12pt" style:font-weight-complex="bold"/>
    </style:style>
    <style:style style:name="P53" style:family="paragraph" style:parent-style-name="Text_20_body">
      <style:paragraph-properties fo:margin-left="0cm" fo:margin-right="0cm" fo:text-align="center" style:justify-single-word="false" fo:text-indent="0cm" style:auto-text-indent="false"/>
      <style:text-properties fo:font-size="12pt" fo:language="en" fo:country="CA" fo:font-weight="bold" officeooo:rsid="005f967f" officeooo:paragraph-rsid="005f967f" style:font-size-asian="12pt" style:font-weight-asian="bold" style:font-size-complex="12pt" style:font-weight-complex="bold"/>
    </style:style>
    <style:style style:name="P54" style:family="paragraph" style:parent-style-name="Text_20_body">
      <style:paragraph-properties fo:margin-left="0cm" fo:margin-right="0cm" fo:text-align="center" style:justify-single-word="false" fo:text-indent="0cm" style:auto-text-indent="false"/>
      <style:text-properties fo:font-size="10pt" fo:language="en" fo:country="CA" fo:font-weight="normal" officeooo:rsid="001df644" officeooo:paragraph-rsid="005f967f" style:font-size-asian="10pt" style:font-weight-asian="normal" style:font-size-complex="10pt" style:font-weight-complex="normal"/>
    </style:style>
    <style:style style:name="P55" style:family="paragraph" style:parent-style-name="Text_20_body">
      <style:paragraph-properties fo:margin-left="0.847cm" fo:margin-right="0cm" fo:text-indent="-0.847cm" style:auto-text-indent="false"/>
      <style:text-properties fo:font-size="10pt" fo:language="en" fo:country="CA" fo:font-weight="normal" officeooo:rsid="001b6385" officeooo:paragraph-rsid="001b6385" style:font-size-asian="10pt" style:font-weight-asian="normal" style:font-size-complex="10pt" style:font-weight-complex="normal"/>
    </style:style>
    <style:style style:name="P56" style:family="paragraph" style:parent-style-name="Standard">
      <style:paragraph-properties fo:margin-left="0.847cm" fo:margin-right="0cm" fo:text-indent="-0.847cm" style:auto-text-indent="false"/>
      <style:text-properties fo:font-size="10pt" fo:language="en" fo:country="CA" fo:font-weight="bold" officeooo:rsid="001df644" officeooo:paragraph-rsid="005f967f" style:font-size-asian="10pt" style:font-weight-asian="bold" style:font-size-complex="10pt" style:font-weight-complex="bold"/>
    </style:style>
    <style:style style:name="P57" style:family="paragraph" style:parent-style-name="Standard">
      <style:text-properties fo:font-size="10pt" fo:language="en" fo:country="CA" fo:font-weight="bold" officeooo:rsid="002fcce5" officeooo:paragraph-rsid="00453636" style:font-size-asian="10pt" style:font-weight-asian="bold" style:font-size-complex="10pt" style:font-weight-complex="bold"/>
    </style:style>
    <style:style style:name="P58" style:family="paragraph" style:parent-style-name="Standard" style:master-page-name="">
      <loext:graphic-properties draw:fill="none"/>
      <style:paragraph-properties fo:margin-left="1cm" fo:margin-right="0cm" fo:text-indent="-1cm" style:auto-text-indent="false" style:page-number="auto" fo:background-color="transparent"/>
      <style:text-properties fo:font-size="10pt" fo:language="en" fo:country="CA" fo:font-weight="normal" officeooo:rsid="002fcce5" officeooo:paragraph-rsid="00453636" style:font-size-asian="10pt" style:font-weight-asian="normal" style:font-size-complex="10pt" style:font-weight-complex="normal"/>
    </style:style>
    <style:style style:name="P59" style:family="paragraph" style:parent-style-name="Standard">
      <loext:graphic-properties draw:fill="none"/>
      <style:paragraph-properties fo:margin-left="1cm" fo:margin-right="0cm" fo:text-indent="-1cm" style:auto-text-indent="false" fo:background-color="transparent"/>
      <style:text-properties fo:font-size="10pt" fo:language="en" fo:country="CA" fo:font-weight="normal" officeooo:rsid="002fcce5" officeooo:paragraph-rsid="00453636" style:font-size-asian="10pt" style:font-weight-asian="normal" style:font-size-complex="10pt" style:font-weight-complex="normal"/>
    </style:style>
    <style:style style:name="T1" style:family="text">
      <style:text-properties fo:font-style="italic"/>
    </style:style>
    <style:style style:name="T2" style:family="text">
      <style:text-properties fo:font-size="10pt" style:font-size-asian="10pt" style:font-size-complex="10pt"/>
    </style:style>
    <style:style style:name="T3" style:family="text">
      <style:text-properties fo:font-size="10pt" officeooo:rsid="001a8fa6" style:font-size-asian="10pt" style:font-size-complex="10pt"/>
    </style:style>
    <style:style style:name="T4" style:family="text">
      <style:text-properties fo:font-size="10pt" fo:font-style="italic" style:font-size-asian="10pt" style:font-size-complex="10pt"/>
    </style:style>
    <style:style style:name="T5" style:family="text">
      <style:text-properties fo:font-size="10pt" fo:language="en" fo:country="CA" style:font-size-asian="10pt" style:font-size-complex="10pt"/>
    </style:style>
    <style:style style:name="T6" style:family="text">
      <style:text-properties fo:font-size="10pt" fo:language="en" fo:country="CA" fo:font-style="italic" style:font-size-asian="10pt" style:font-size-complex="10pt"/>
    </style:style>
    <style:style style:name="T7" style:family="text">
      <style:text-properties fo:font-size="10pt" fo:language="en" fo:country="CA" fo:font-style="italic" fo:font-weight="normal" style:font-size-asian="10pt" style:font-weight-asian="normal" style:font-size-complex="10pt" style:font-weight-complex="normal"/>
    </style:style>
    <style:style style:name="T8" style:family="text">
      <style:text-properties fo:font-size="10pt" fo:language="en" fo:country="CA" fo:font-style="italic" fo:font-weight="normal" officeooo:rsid="001b6385" style:font-size-asian="10pt" style:font-weight-asian="normal" style:font-size-complex="10pt" style:font-weight-complex="normal"/>
    </style:style>
    <style:style style:name="T9" style:family="text">
      <style:text-properties fo:font-size="10pt" fo:language="en" fo:country="CA" fo:font-weight="normal" style:font-size-asian="10pt" style:font-weight-asian="normal" style:font-size-complex="10pt" style:font-weight-complex="normal"/>
    </style:style>
    <style:style style:name="T10" style:family="text">
      <style:text-properties fo:font-size="10pt" fo:language="en" fo:country="CA" fo:font-weight="normal" officeooo:rsid="001b6385" style:font-size-asian="10pt" style:font-weight-asian="normal" style:font-size-complex="10pt" style:font-weight-complex="normal"/>
    </style:style>
    <style:style style:name="T11" style:family="text">
      <style:text-properties officeooo:rsid="001a8fa6"/>
    </style:style>
    <style:style style:name="T12" style:family="text">
      <style:text-properties officeooo:rsid="00203e81"/>
    </style:style>
    <style:style style:name="T13" style:family="text">
      <style:text-properties officeooo:rsid="00246164"/>
    </style:style>
    <style:style style:name="T14" style:family="text">
      <style:text-properties officeooo:rsid="002adea9"/>
    </style:style>
    <style:style style:name="T15" style:family="text">
      <style:text-properties fo:font-variant="normal" fo:text-transform="none" fo:color="#222222" fo:letter-spacing="normal" fo:font-style="normal" fo:font-weight="normal"/>
    </style:style>
    <style:style style:name="T16" style:family="text">
      <style:text-properties fo:color="#222222" fo:letter-spacing="normal" fo:font-style="italic" fo:font-weight="normal"/>
    </style:style>
    <style:style style:name="T17" style:family="text">
      <style:text-properties fo:language="en" fo:country="CA" fo:font-weight="normal" officeooo:rsid="001a8fa6" style:font-weight-asian="normal" style:font-weight-complex="normal"/>
    </style:style>
    <style:style style:name="T18" style:family="text">
      <style:text-properties fo:language="en" fo:country="CA" fo:font-weight="normal" officeooo:rsid="0031ccb8" style:font-weight-asian="normal" style:font-weight-complex="normal"/>
    </style:style>
    <style:style style:name="T19" style:family="text">
      <style:text-properties fo:language="en" fo:country="CA" fo:font-weight="normal" officeooo:rsid="00352d2f" style:font-weight-asian="normal" style:font-weight-complex="normal"/>
    </style:style>
    <style:style style:name="T20" style:family="text">
      <style:text-properties fo:language="en" fo:country="CA" fo:font-weight="normal" officeooo:rsid="00363192" style:font-weight-asian="normal" style:font-weight-complex="normal"/>
    </style:style>
    <style:style style:name="T21" style:family="text">
      <style:text-properties fo:language="en" fo:country="CA" fo:font-weight="normal" officeooo:rsid="0037f29b" style:font-weight-asian="normal" style:font-weight-complex="normal"/>
    </style:style>
    <style:style style:name="T22" style:family="text">
      <style:text-properties fo:language="en" fo:country="CA" fo:font-weight="normal" officeooo:rsid="004babb7" style:font-weight-asian="normal" style:font-weight-complex="normal"/>
    </style:style>
    <style:style style:name="T23" style:family="text">
      <style:text-properties fo:language="en" fo:country="CA" fo:font-weight="normal" officeooo:rsid="005b2a2a" style:font-weight-asian="normal" style:font-weight-complex="normal"/>
    </style:style>
    <style:style style:name="T24" style:family="text">
      <style:text-properties fo:language="en" fo:country="CA" fo:font-weight="normal" officeooo:rsid="00651b71" style:font-weight-asian="normal" style:font-weight-complex="normal"/>
    </style:style>
    <style:style style:name="T25" style:family="text">
      <style:text-properties fo:language="en" fo:country="CA" officeooo:rsid="0031ccb8"/>
    </style:style>
    <style:style style:name="T26" style:family="text">
      <style:text-properties fo:language="en" fo:country="CA" officeooo:rsid="0019ee28"/>
    </style:style>
    <style:style style:name="T27" style:family="text">
      <style:text-properties fo:language="en" fo:country="CA" officeooo:rsid="004babb7"/>
    </style:style>
    <style:style style:name="T28" style:family="text">
      <style:text-properties fo:font-size="12pt" fo:language="en" fo:country="CA" fo:font-weight="normal" officeooo:rsid="0031ccb8" style:font-size-asian="12pt" style:font-weight-asian="normal" style:font-size-complex="12pt" style:font-weight-complex="normal"/>
    </style:style>
    <style:style style:name="T29" style:family="text">
      <style:text-properties fo:font-size="12pt" fo:language="en" fo:country="CA" fo:font-weight="normal" officeooo:rsid="0019ee28" style:font-size-asian="12pt" style:font-weight-asian="normal" style:font-size-complex="12pt" style:font-weight-complex="normal"/>
    </style:style>
    <style:style style:name="T30" style:family="text">
      <style:text-properties fo:font-size="12pt" fo:language="en" fo:country="CA" fo:font-weight="normal" officeooo:rsid="0037f29b" style:font-size-asian="12pt" style:font-weight-asian="normal" style:font-size-complex="12pt" style:font-weight-complex="normal"/>
    </style:style>
    <style:style style:name="T31" style:family="text">
      <style:text-properties fo:font-size="12pt" fo:language="en" fo:country="CA" fo:font-weight="normal" officeooo:rsid="004babb7" style:font-size-asian="12pt" style:font-weight-asian="normal" style:font-size-complex="12pt" style:font-weight-complex="normal"/>
    </style:style>
    <style:style style:name="T32" style:family="text">
      <style:text-properties fo:font-size="12pt" fo:language="en" fo:country="CA" fo:font-weight="bold" officeooo:rsid="001b6385" style:font-size-asian="12pt" style:font-weight-asian="bold" style:font-size-complex="12pt" style:font-weight-complex="bold"/>
    </style:style>
    <style:style style:name="T33" style:family="text">
      <style:text-properties fo:font-size="12pt" fo:language="en" fo:country="CA" fo:font-weight="bold" officeooo:rsid="005f967f" style:font-size-asian="12pt" style:font-weight-asian="bold" style:font-size-complex="12pt" style:font-weight-complex="bold"/>
    </style:style>
    <style:style style:name="T34" style:family="text">
      <style:text-properties officeooo:rsid="0039cceb"/>
    </style:style>
    <style:style style:name="T35" style:family="text">
      <style:text-properties officeooo:rsid="0039cefe"/>
    </style:style>
    <style:style style:name="T36" style:family="text">
      <style:text-properties officeooo:rsid="00425e10"/>
    </style:style>
    <style:style style:name="T37" style:family="text">
      <style:text-properties officeooo:rsid="00453636"/>
    </style:style>
    <style:style style:name="T38" style:family="text">
      <style:text-properties officeooo:rsid="0046f8c9"/>
    </style:style>
    <style:style style:name="T39" style:family="text">
      <style:text-properties officeooo:rsid="00482f1f"/>
    </style:style>
    <style:style style:name="T40" style:family="text">
      <style:text-properties officeooo:rsid="0049e9b0"/>
    </style:style>
    <style:style style:name="T41" style:family="text">
      <style:text-properties officeooo:rsid="004babb7"/>
    </style:style>
    <style:style style:name="T42" style:family="text">
      <style:text-properties officeooo:rsid="004cc44a"/>
    </style:style>
    <style:style style:name="T43" style:family="text">
      <style:text-properties officeooo:rsid="004d9b6c"/>
    </style:style>
    <style:style style:name="T44" style:family="text">
      <style:text-properties officeooo:rsid="004e849f"/>
    </style:style>
    <style:style style:name="T45" style:family="text">
      <style:text-properties fo:font-weight="normal" style:font-weight-asian="normal" style:font-weight-complex="normal"/>
    </style:style>
    <style:style style:name="T46" style:family="text">
      <style:text-properties fo:font-weight="normal" officeooo:rsid="004e849f" style:font-weight-asian="normal" style:font-weight-complex="normal"/>
    </style:style>
    <style:style style:name="T47" style:family="text">
      <style:text-properties fo:font-weight="normal" officeooo:rsid="001b6385" style:font-weight-asian="normal" style:font-weight-complex="normal"/>
    </style:style>
    <style:style style:name="T48" style:family="text">
      <style:text-properties fo:font-weight="normal" officeooo:rsid="004f2dd7" style:font-weight-asian="normal" style:font-weight-complex="normal"/>
    </style:style>
    <style:style style:name="T49" style:family="text">
      <style:text-properties fo:font-weight="normal" officeooo:rsid="004ff5fa" style:font-weight-asian="normal" style:font-weight-complex="normal"/>
    </style:style>
    <style:style style:name="T50" style:family="text">
      <style:text-properties fo:font-weight="normal" officeooo:rsid="0050b4f4" style:font-weight-asian="normal" style:font-weight-complex="normal"/>
    </style:style>
    <style:style style:name="T51" style:family="text">
      <style:text-properties fo:font-weight="normal" officeooo:rsid="0050d845" style:font-weight-asian="normal" style:font-weight-complex="normal"/>
    </style:style>
    <style:style style:name="T52" style:family="text">
      <style:text-properties fo:font-weight="normal" officeooo:rsid="0052750d" style:font-weight-asian="normal" style:font-weight-complex="normal"/>
    </style:style>
    <style:style style:name="T53" style:family="text">
      <style:text-properties fo:font-weight="normal" officeooo:rsid="00539db9" style:font-weight-asian="normal" style:font-weight-complex="normal"/>
    </style:style>
    <style:style style:name="T54" style:family="text">
      <style:text-properties fo:font-weight="normal" officeooo:rsid="0053b4a8" style:font-weight-asian="normal" style:font-weight-complex="normal"/>
    </style:style>
    <style:style style:name="T55" style:family="text">
      <style:text-properties fo:font-weight="normal" officeooo:rsid="0054012d" style:font-weight-asian="normal" style:font-weight-complex="normal"/>
    </style:style>
    <style:style style:name="T56" style:family="text">
      <style:text-properties fo:font-weight="normal" officeooo:rsid="0055b93e" style:font-weight-asian="normal" style:font-weight-complex="normal"/>
    </style:style>
    <style:style style:name="T57" style:family="text">
      <style:text-properties fo:font-weight="normal" officeooo:rsid="00567f64" style:font-weight-asian="normal" style:font-weight-complex="normal"/>
    </style:style>
    <style:style style:name="T58" style:family="text">
      <style:text-properties fo:font-weight="normal" officeooo:rsid="0059ee0d" style:font-weight-asian="normal" style:font-weight-complex="normal"/>
    </style:style>
    <style:style style:name="T59" style:family="text">
      <style:text-properties fo:font-weight="normal" officeooo:rsid="005b2a2a" style:font-weight-asian="normal" style:font-weight-complex="normal"/>
    </style:style>
    <style:style style:name="T60" style:family="text">
      <style:text-properties fo:font-weight="normal" officeooo:rsid="0066f1e1" style:font-weight-asian="normal" style:font-weight-complex="normal"/>
    </style:style>
    <style:style style:name="T61" style:family="text">
      <style:text-properties officeooo:rsid="0053f23c"/>
    </style:style>
    <style:style style:name="T62" style:family="text">
      <style:text-properties officeooo:rsid="005d1931"/>
    </style:style>
    <style:style style:name="T63" style:family="text">
      <style:text-properties officeooo:rsid="00651b7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omprehensive Project Outline <text:span text:style-name="T13">+ Reading List</text:span></text:p>
      <text:p text:style-name="P44"><text:span text:style-name="T32">G</text:span><text:span text:style-name="T33">eneral Summary</text:span></text:p>
      <text:p text:style-name="P48">With this review paper I would like to summarize the body of work related to how music affects cognition. The main portion of this paper will deal with a summary of the behavioural work completed since <text:span text:style-name="T63">the last review on the topic in </text:span>2005. This section of the paper will group <text:span text:style-name="T63">related </text:span>behavioural studies and attempt to find clear storylines within each <text:span text:style-name="T63">grouping</text:span>. When possible (like <text:span text:style-name="T63">within</text:span> the musician/non-musician comparison) alternative frameworks for understanding the research will be proposed. </text:p>
      <text:p text:style-name="P49">The secondary section of this paper will summarize the results of EEG studies into this field of research. This summary will pull from EEG studies on cognition and EEG studies related to music processing <text:span text:style-name="T63">for</text:span> a clearer understanding of how music’s <text:span text:style-name="T63">e</text:span>ffect on cognition could be explained.</text:p>
      <text:p text:style-name="P50">Detailed Summary</text:p>
      <text:p text:style-name="P25"><text:span text:style-name="T26">There have been numerous studies over the last 60 years that </text:span><text:span text:style-name="T25">have </text:span><text:span text:style-name="T26">explored the effect music has on human cognitive abilities. </text:span><text:span text:style-name="T27">In 2005, this body of work was summarized in a review by Rickard, et al (2005)</text:span><text:span text:style-name="T26">.</text:span><text:span text:style-name="T29"> </text:span><text:span text:style-name="T30">A scan of t</text:span><text:span text:style-name="T31">he</text:span><text:span text:style-name="T30"> literature </text:span><text:span text:style-name="T31">shows</text:span><text:span text:style-name="T30"> that t</text:span><text:span text:style-name="T19">his field of research </text:span><text:span text:style-name="T22">started </text:span><text:span text:style-name="T23">by</text:span><text:span text:style-name="T19"> exploring the effect music has on skills </text:span><text:span text:style-name="T20">important for</text:span><text:span text:style-name="T19"> classroom learning. This includes skills like reading rate and comprehension, short term memory, and spatial manipulation tasks. </text:span><text:span text:style-name="T21">The </text:span><text:span text:style-name="T23">first series of</text:span><text:span text:style-name="T21"> studies produced conflicting results </text:span><text:span text:style-name="T22">with different types of music affecting different types of skills. Re</text:span><text:span text:style-name="T21">searchers </text:span><text:span text:style-name="T22">then</text:span><text:span text:style-name="T21"> began investigating third variables that might influenc</text:span><text:span text:style-name="T22">e</text:span><text:span text:style-name="T21"> </text:span><text:span text:style-name="T24">the</text:span><text:span text:style-name="T22"> cognitive</text:span><text:span text:style-name="T21"> results. One such third variable is the</text:span><text:span text:style-name="T20"> personality characteristic</text:span><text:span text:style-name="T21"> of introversion/extroversion. A</text:span><text:span text:style-name="T22">s a result, a number </text:span><text:span text:style-name="T21">of studies have shown that the cognitive performance of introverts and extroverts is affected differently by music. </text:span><text:span text:style-name="T22">There does not seem to be a clear storyline within this body of work, and</text:span><text:span text:style-name="T21"> </text:span><text:span text:style-name="T28">I have compiled a</text:span><text:span text:style-name="T17"> selection of papers that cover the pre-2005 period of study in this field. </text:span><text:span text:style-name="T18">This list can be found at the end of this outline.</text:span></text:p>
      <text:p text:style-name="P28"><text:span text:style-name="T41">Since the 2005 review m</text:span>uch has been done <text:span text:style-name="T34">to explore the effects that music has on cognition</text:span>, and I propose that it is time for a<text:span text:style-name="T11">nother survey of the literature. Since the last review, there have been a number of new avenues of research that have been explored. I will touch on each of these research areas in the following sections. <text:s/><text:line-break/></text:span><text:span text:style-name="T3">(* indicates a paper in more than one category)</text:span></text:p>
      <text:p text:style-name="P32">Preference</text:p>
      <text:p text:style-name="Text_20_body">Starting in 1999, <text:span text:style-name="T35">researchers began exploring whether preference for music is related to how cognition is affected by music. Nantais &amp; Schellenberg (1999) began by shedding doubt on the Mozart effect with results that showed that this effect was an artifact of preference – if participants liked the music they were listening to, then they performed better on a spatial-temporal task then if they didn’t like the music they heard. Since then, studies have continued to explore the role of preference in the music-cognition relationship and uncovered results that show preference has different effects on different </text:span><text:soft-page-break/><text:span text:style-name="T35">types of tasks (disliked music increases serial recall performance, but decreases performance on reading comprehension). The relationship between cognition and music preference is still not clear.</text:span></text:p>
      <text:p text:style-name="Text_20_body"><text:span text:style-name="T2">Perham, N., &amp; Sykora, M. (2012). Disliked Music can be Better for Performance than Liked Music. </text:span><text:span text:style-name="T4">Applied Cognitive Psychology</text:span><text:span text:style-name="T2">, </text:span><text:span text:style-name="T4">26</text:span><text:span text:style-name="T2">(4), 550–555. </text:span><text:a xlink:type="simple" xlink:href="http://doi.org/10.1002/acp.2826" text:style-name="Internet_20_link" text:visited-style-name="Visited_20_Internet_20_Link"><text:span text:style-name="T2">http://doi.org/10.1002/acp.2826</text:span></text:a></text:p>
      <text:p text:style-name="Text_20_body"><text:span text:style-name="T2">*Perham, N., &amp; Vizard, J. (2011). Can preference for background music mediate the irrelevant sound effect? </text:span><text:span text:style-name="T4">Applied Cognitive Psychology</text:span><text:span text:style-name="T2">, </text:span><text:span text:style-name="T4">25</text:span><text:span text:style-name="T2">(4), 625–631. </text:span><text:a xlink:type="simple" xlink:href="http://doi.org/10.1002/acp.1731" text:style-name="Internet_20_link" text:visited-style-name="Visited_20_Internet_20_Link"><text:span text:style-name="T2">http://doi.org/10.1002/acp.1731</text:span></text:a></text:p>
      <text:p text:style-name="P34">Perham, N., &amp; Currie, H. (2014). Does listening to preferred music improve reading comprehension performance? <text:span text:style-name="T1">Applied Cognitive Psychology</text:span>, <text:span text:style-name="T1">28</text:span>(2), 279–284. <text:a xlink:type="simple" xlink:href="http://doi.org/10.1002/acp.2994" text:style-name="Internet_20_link" text:visited-style-name="Visited_20_Internet_20_Link">http://doi.org/10.1002/acp.2994</text:a></text:p>
      <text:p text:style-name="P32">Speech effect</text:p>
      <text:p text:style-name="P35">One of the most easily manipulable aspects of music is the presence or absence of lyrics. Using this manipulation it is possible to investigate the effect that the presence of speech in music has on cognition. <text:span text:style-name="T42">The effect of music with lyrics has been studied for some time, but the current direction investigates the effects within the framework of the irrelevant sound effect. Using this model allows researchers to differentiate between the effects on cognition produced by tonal and speech information separately. </text:span></text:p>
      <text:p text:style-name="P13">Kantner, J. (2009). Studying with music: Is the irrelevant speech effect relevant? <text:span text:style-name="T1">Applied Memory</text:span>, (May), 19–40.</text:p>
      <text:p text:style-name="P13">*Williamson, V. J., Mitchell, T., Hitch, G. J., &amp; Baddeley, A. D. (2010). Musicians’ memory for verbal and tonal materials under conditions of irrelevant sound. <text:span text:style-name="T1">Psychology of Music</text:span>, <text:span text:style-name="T1">38</text:span>(3), 331–350. <text:a xlink:type="simple" xlink:href="http://doi.org/10.1177/0305735609351918" text:style-name="Internet_20_link" text:visited-style-name="Visited_20_Internet_20_Link">http://doi.org/10.1177/0305735609351918</text:a></text:p>
      <text:p text:style-name="P13">*Perham, N., &amp; Vizard, J. (2011). Can preference for background music mediate the irrelevant sound effect? <text:span text:style-name="T1">Applied Cognitive Psychology</text:span>, <text:span text:style-name="T1">25</text:span>(4), 625–631. http://doi.org/10.1002/acp.1731</text:p>
      <text:p text:style-name="P42"/>
      <text:p text:style-name="P32"><text:span text:style-name="T14">Specific a</text:span>ge groups</text:p>
      <text:p text:style-name="P36">Since the beginning of this field of research, <text:span text:style-name="T42">experiments have covered a number of different age ranges. After finding an effect in the university-aged population,</text:span> researchers looked for music’s effect on cognition in children (e.g. Hallam et al, 2002). <text:span text:style-name="T42">This research in children has continued,</text:span> but now the <text:span text:style-name="T42">field has extended i</text:span>nto the older aged population. This type of research has clinical implications to help older adults maintain stable levels of cognitive processing during aging. This research is separate from the investigations into music and the effects of memory retrieval.</text:p>
      <text:p text:style-name="P14">Schellenberg, E., &amp; Hallam, S. (2005). Music listening and cognitive abilities in 10 and 11 year-olds: The Blur effect. <text:span text:style-name="T1">Neurosciences and Music Ii From Perception to Performance</text:span>, <text:span text:style-name="T1">1060</text:span>(The Neurosciences and Music II: From Perception to Performance), 202–209. <text:a xlink:type="simple" xlink:href="http://doi.org/10.1196/annals.1360.013" text:style-name="Internet_20_link" text:visited-style-name="Visited_20_Internet_20_Link">http://doi.org/10.1196/annals.1360.013</text:a></text:p>
      <text:p text:style-name="P15">Anderson, S. a., &amp; Fuller, G. B. (2010). Effect of music on reading comprehension of junior high school students. <text:span text:style-name="T1">School Psychology Quarterly</text:span>, <text:span text:style-name="T1">25</text:span>(3), 178–187. <text:a xlink:type="simple" xlink:href="http://doi.org/10.1037/a0021213" text:style-name="Internet_20_link" text:visited-style-name="Visited_20_Internet_20_Link">http://doi.org/10.1037/a0021213</text:a></text:p>
      <text:p text:style-name="P14">Schellenberg, E. G., Nakata, T., Hunter, P. G., &amp; Tamoto, S. (2007). Exposure to music and cognitive performance: tests of children and adults. <text:span text:style-name="T1">Psychology of Music</text:span>, <text:span text:style-name="T1">35</text:span>(1), 5–19. <text:a xlink:type="simple" xlink:href="http://doi.org/10.1177/0305735607068885" text:style-name="Internet_20_link" text:visited-style-name="Visited_20_Internet_20_Link">http://doi.org/10.1177/0305735607068885</text:a></text:p>
      <text:p text:style-name="P14"><text:soft-page-break/>Kotsopoulou, A., &amp; Hallam, S. (2010). The perceived impact of playing music while studying: age and cultural differences. <text:span text:style-name="T1">Educational Studies</text:span>, <text:span text:style-name="T1">36</text:span>(4), 431–440. <text:a xlink:type="simple" xlink:href="http://doi.org/10.1080/03055690903424774" text:style-name="Internet_20_link" text:visited-style-name="Visited_20_Internet_20_Link">http://doi.org/10.1080/03055690903424774</text:a></text:p>
      <text:p text:style-name="P22"><text:span text:style-name="T9">Mammarella, N., Fairfield, B., &amp; Cornoldi, C. (2013). Does music enhance cognitive performance in healthy older adults? The Vivaldi effect. </text:span><text:span text:style-name="T7">Aging Clinical and Experimental Research</text:span><text:span text:style-name="T9">, </text:span><text:span text:style-name="T7">19</text:span><text:span text:style-name="T9">(5), 394–399. http://doi.org/10.1007/BF03324720</text:span></text:p>
      <text:p text:style-name="P32">Other <text:span text:style-name="T36">Variables</text:span></text:p>
      <text:p text:style-name="Text_20_body">As mentioned before, early research explored the relationship between extroversion/introversion and the effects of m<text:span text:style-name="T36">usic on cognition. Recently, other characteristics have been explored to elucidate whether individual differences in other personality traits have an effect. One such trait is the level of a participant’s neuroticism.</text:span></text:p>
      <text:p text:style-name="P12">Reynolds, J., McClelland, A., &amp; Furnham, A. (2014). An investigation of cognitive test performance across conditions of silence, background noise and music as a function of neuroticism. <text:span text:style-name="T1">Anxiety, Stress, and Coping</text:span>, <text:span text:style-name="T1">27</text:span>(4), 410–21. <text:a xlink:type="simple" xlink:href="http://doi.org/10.1080/10615806.2013.864388" text:style-name="Internet_20_link" text:visited-style-name="Visited_20_Internet_20_Link">http://doi.org/10.1080/10615806.2013.864388</text:a></text:p>
      <text:p text:style-name="P12">Chamorro-Premuzic T, Furnham A. Personality and music: can traits explain how people use music in everyday life? <text:span text:style-name="T1">Br J Psychol</text:span>. 2007;98(Pt 2):175-185. doi:10.1348/000712606X111177.</text:p>
      <text:p text:style-name="P33"><text:span text:style-name="T36">M</text:span>usicians vs <text:span text:style-name="T36">N</text:span>on-<text:span text:style-name="T36">M</text:span>usicians</text:p>
      <text:p text:style-name="P39">The comparison between <text:span text:style-name="T62">how music affects the cognitive performance of</text:span> musicians and non-musicians <text:span text:style-name="T62">is also explored</text:span>. Recently, studies have found that music affects cognition differently for trained musicians and for those without any training. <text:span text:style-name="T62">In general, results show that music negatively affects the cognitive performance of musicians more than non-musicians. However the extent of t</text:span>his difference is not well understood.</text:p>
      <text:p text:style-name="P38"><text:span text:style-name="T43">It is possible that these results are not being viewed through a suitable framework and</text:span> I propose that perhaps these results need to be viewed through the framework of the educational theory of <text:span text:style-name="T63">c</text:span>ognitive load.</text:p>
      <text:p text:style-name="P12">Aheadi, A., Dixon, P., &amp; Glover, S. (2010). A limiting feature of the Mozart effect: Listening enhances mental rotation abilities in non-musicians but not musicians. <text:span text:style-name="T1">Psychology of Music</text:span>, <text:span text:style-name="T1">38</text:span>(1), 107–117. http://doi.org/10.1177/0305735609336057</text:p>
      <text:p text:style-name="P9">*Williamson, V. J., Mitchell, T., Hitch, G. J., &amp; Baddeley, A. D. (2010). Musicians’ memory for verbal and tonal materials under conditions of irrelevant sound. <text:span text:style-name="T1">Psychology of Music</text:span>, <text:span text:style-name="T1">38</text:span>(3), 331–350. <text:a xlink:type="simple" xlink:href="http://doi.org/10.1177/0305735609351918" text:style-name="Internet_20_link" text:visited-style-name="Visited_20_Internet_20_Link">http://doi.org/10.1177/0305735609351918</text:a></text:p>
      <text:p text:style-name="P9">Patston, L. L. M., &amp; Tippett, L. J. (2011). The Effect of Background Music on Cognitive Performance in Musicians and Nonmusicians. <text:span text:style-name="T1">Music Perception: An Interdisciplinary Journal</text:span>, <text:span text:style-name="T1">29</text:span>(2), 173–183. http://doi.org/10.1525/mp.2011.29.2.173</text:p>
      <text:p text:style-name="P9">Yang, J., McClelland, A., &amp; Furnham, A. (2016). The effect of background music on the cognitive performance of musicians: A pilot study. <text:span text:style-name="T1">Psychology of Music</text:span>, <text:span text:style-name="T1">44</text:span>(5), 1202–1208. <text:a xlink:type="simple" xlink:href="http://doi.org/10.1177/0305735615592265" text:style-name="Internet_20_link" text:visited-style-name="Visited_20_Internet_20_Link">http://doi.org/10.1177/0305735615592265</text:a></text:p>
      <text:p text:style-name="P32">Cognitive Load Theory</text:p>
      <text:p text:style-name="Text_20_body"><text:soft-page-break/>Cognitive <text:span text:style-name="T38">load theory (CLT) is an educational theory that tries to predict learning outcomes based on the capabilities and limitations of the human cognitive system. For example, to solve any problem there is a certain amount of effort needed to find a solution. This effort is called cognitive load. CLT states that there are three parts to cognitive load: intrinsic load, extraneous load, and germane load. Intrinsic load is the smallest amount of effort required to solve the problem. Intrinsic load is specific to each problem and can not be changed. Extraneous load describes the effort required to deal with unnecessary cognitive demands. Extraneous load can be reduced by for example, modifying instructions to create a more clearly formulated question. The last aspect to cognitive load is germane load. Germane load is an additional load, but with a positive outcome. This is the part of cognitive resources that when increased helps to solve the problem. Germane load plays an interesting part of an effect described by CLT as the expertise-reversal effect.</text:span></text:p>
      <text:p text:style-name="P26">The expertise-reversal effect is a phenomenon that occurs as novices become experts at a task. As someone begins to learn a new task there are often strategies and scaffolds that can be put into place <text:s/>to help them learn. As they become less of a nov<text:span text:style-name="T39">ice the strategies and scaffolds become increasingly unnecessary and at some point will begin to hinder learning. When this occurs it is called expertise-reversal.</text:span></text:p>
      <text:p text:style-name="P27">I think that the differences seen in cognitive performance between musicians and non-musicians in the presence of music may be a type of expression of the expertise-reversal effect. Non-musicians, who are not experts in music, find that music can be a helpful tool to help learning/studying. On the other hand, expert musicians find that music hinders their performance on cognitive tasks. I think <text:span text:style-name="T43">that CLT may provide an informative context that will allow for </text:span>a closer look at the musician/non-musician results.</text:p>
      <text:p text:style-name="P31">Books</text:p>
      <text:p text:style-name="P46">Kalyuga, S. (2009). Cognitive load factors in instructional design for advanced learners. Nova Science Publishers.</text:p>
      <text:p text:style-name="P45"><text:span text:style-name="T15">Plass, J. L., Moreno, R., &amp; Brünken, R. (2010). </text:span><text:span text:style-name="T16">Cognitive load theory</text:span><text:span text:style-name="T15">. Cambridge University Press.</text:span></text:p>
      <text:p text:style-name="P57">Papers</text:p>
      <text:p text:style-name="P58">DeLeeuw KE, Mayer RE. A comparison of three measures of cognitive load: Evidence for separable measures of intrinsic, extraneous, and germane load. <text:span text:style-name="T1">J Educ Psychol</text:span>. 2008;100(1):223-234. doi:10.1037/0022-0663.100.1.223.</text:p>
      <text:p text:style-name="P59"/>
      <text:p text:style-name="P59">Paas F, Tuovinen J, Tabbers H, Van Gerven PWM. Cognitive Load Measurement as a Means to Advance Cognitive Load Theory. <text:span text:style-name="T1">Educ Psychol</text:span>. 2010;1520(38):43-52. doi:10.1207/S15326985EP3801.</text:p>
      <text:p text:style-name="P43"/>
      <text:p text:style-name="P32">Other <text:span text:style-name="T40">R</text:span>elevant <text:span text:style-name="T37">P</text:span>apers – <text:span text:style-name="T40">Behavioural studies </text:span></text:p>
      <text:p text:style-name="P37">Although <text:span text:style-name="T44">many of the papers within this field of research fall into one of a few categories, there are many papers that do not. Below is a list of some of these papers that will be relevant to get a full picture of this field of research:</text:span></text:p>
      <text:p text:style-name="P2"><text:span text:style-name="T5">Oakes, S., &amp; North, A. C. (2006). The impact of background musical tempo and timbre congruity upon ad content recall and affective response. </text:span><text:span text:style-name="T6">Applied Cognitive Psychology</text:span><text:span text:style-name="T5">, </text:span><text:span text:style-name="T6">20</text:span><text:span text:style-name="T5">(4), 505–520. http://doi.org/10.1002/acp.1199</text:span></text:p>
      <text:p text:style-name="P7"><text:soft-page-break/>Perham, N., Banbury, S. P., &amp; Jones, D. M. (2007). Reduction in auditory distraction by retrieval strategy. <text:span text:style-name="T1">Memory</text:span>, <text:span text:style-name="T1">15</text:span>(4), 465–473. http://doi.org/10.1080/09658210701288244</text:p>
      <text:p text:style-name="P7">Greene, C. M., Bahri, P., &amp; Soto, D. (2010). Interplay between affect and arousal in recognition memory. <text:span text:style-name="T1">PLoS ONE</text:span>, <text:span text:style-name="T1">5</text:span>(7). http://doi.org/10.1371/journal.pone.0011739</text:p>
      <text:p text:style-name="P7">Cabanac, A., Perlovsky, L., Bonniot-Cabanac, M. C., &amp; Cabanac, M. (2013). Music and academic performance. <text:span text:style-name="T1">Behavioural Brain Research</text:span>, <text:span text:style-name="T1">256</text:span>, 257–260. http://doi.org/10.1016/j.bbr.2013.08.023</text:p>
      <text:p text:style-name="P7">Dowling, W. J., &amp; Tillmann, B. (2014). Memory Improvement While Hearing Music: <text:span text:style-name="T12">Effects of Structural Continuity on Feature Binding</text:span>. <text:span text:style-name="T1">Music Perception: An Interdisciplinary Journal</text:span>, <text:span text:style-name="T1">32</text:span>(1), 11–32. http://doi.org/10.1525/mp.2014.32.1.11</text:p>
      <text:p text:style-name="P7">Bell, T. P., McIntyre, K. A., &amp; Hadley, R. (2016). Listening to classical music results in a positive correlation between spatial reasoning and mindfulness. <text:span text:style-name="T1">Psychomusicology: Music, Mind, and Brain</text:span>, <text:span text:style-name="T1">26</text:span>(3), 226–235. <text:a xlink:type="simple" xlink:href="http://doi.org/10.1037/pmu0000139" text:style-name="Internet_20_link" text:visited-style-name="Visited_20_Internet_20_Link">http://doi.org/10.1037/pmu0000139</text:a></text:p>
      <text:p text:style-name="P52">Other methods of investigation</text:p>
      <text:p text:style-name="P29"><text:span text:style-name="T46">All of the papers mentioned above describe experiments that have used behavioural measures. However, </text:span><text:span text:style-name="T47">some </text:span><text:span text:style-name="T46">researchers are</text:span><text:span text:style-name="T47"> beginning to use </text:span><text:span text:style-name="T58">electroencephalography</text:span><text:span text:style-name="T46"> </text:span><text:span text:style-name="T47">to explore </text:span><text:span text:style-name="T48">how music </text:span><text:span text:style-name="T54">a</text:span><text:span text:style-name="T48">ffects cognition. </text:span><text:span text:style-name="T49">Below is a short summary of how </text:span><text:span text:style-name="T59">EEG is</text:span><text:span text:style-name="T49"> currently being used in this field. </text:span></text:p>
      <text:p text:style-name="P30"/>
      <text:p text:style-name="P51">EEG studies – <text:span text:style-name="T61">music and cognition</text:span>. <text:span text:style-name="T49">EEG has been used to look at the effect of music on cognition by exploring music’s effect on </text:span><text:span text:style-name="T50">the </text:span><text:span text:style-name="T54">EEG</text:span><text:span text:style-name="T50"> signal’s </text:span><text:span text:style-name="T49">frequency bands. </text:span><text:span text:style-name="T50">In most of these studies, the focus is on the changes seen in the alpha frequency band (8-12Hz). There are different types of changes in the alpha band that can be measured. Some studies have looked at overall alpha power, a measure of the amount of alpha activity in the EEG signal while others have used techniques called event related desynchronization (ERD) or event related synchronization (ERS). </text:span><text:span text:style-name="T51">These techniques are a measure of the synchronicity of neural firing to a given stimulus, for example an increase in ERS indicates that neurons </text:span><text:span text:style-name="T54">have</text:span><text:span text:style-name="T51"> </text:span><text:span text:style-name="T54">become</text:span><text:span text:style-name="T51"> more synchronized as a result of </text:span><text:span text:style-name="T54">a</text:span><text:span text:style-name="T51"> stimulus. </text:span></text:p>
      <text:p text:style-name="P47"><text:span text:style-name="T50">The changes </text:span><text:span text:style-name="T52">seen in the EEG frequency bands can be</text:span><text:span text:style-name="T50"> related </text:span><text:span text:style-name="T52">both </text:span><text:span text:style-name="T50">to a participant’s performance on a cognitive task </text:span><text:span text:style-name="T52">and to changes that occur while listening to music. Researchers have used this ability to explore neural correlates for the ‘Mozart Effect’. For example, Verrusio et al (2015) found that there was an increase in alpha power after listening to a Mozart piece. </text:span><text:span text:style-name="T53">Jausovec et al have found that alpha ERS increased with Mozart music (2003), and that this coincided with an increase in performance on spatial rotation tasks but a decrease in performance on numerical tasks (2005).</text:span><text:span text:style-name="T52"> </text:span><text:span text:style-name="T60">A review of this EEG literature has never been done.</text:span></text:p>
      <text:p text:style-name="P3"><text:span text:style-name="T5">Caldwell, G. N., &amp; Riby, L. M. (2007). The effects of music exposure and own genre preference on conscious and unconscious cognitive processes: A pilot ERP study. </text:span><text:span text:style-name="T6">Consciousness and Cognition</text:span><text:span text:style-name="T5">, </text:span><text:span text:style-name="T6">16</text:span><text:span text:style-name="T5">(4), 992–996. </text:span><text:a xlink:type="simple" xlink:href="http://doi.org/10.1016/j.concog.2006.06.015" text:style-name="Internet_20_link" text:visited-style-name="Visited_20_Internet_20_Link"><text:span text:style-name="T5">http://doi.org/10.1016/j.concog.2006.06.015</text:span></text:a></text:p>
      <text:p text:style-name="P4"><text:span text:style-name="T5">Castro, M., Tillmann, B., Luaute, J., Corneyllie, A., Dailler, F., Andre-Obadia, N., &amp; Perrin, F. (2015). Boosting Cognition With Music in Patients With Disorders of Consciousness. </text:span><text:span text:style-name="T6">Neurorehabilitation and Neural Repair</text:span><text:span text:style-name="T5">, </text:span><text:span text:style-name="T6">29</text:span><text:span text:style-name="T5">(8), 734–742. </text:span><text:a xlink:type="simple" xlink:href="http://doi.org/10.1177/1545968314565464" text:style-name="Internet_20_link" text:visited-style-name="Visited_20_Internet_20_Link"><text:span text:style-name="T5">http://doi.org/10.1177/1545968314565464</text:span></text:a></text:p>
      <text:p text:style-name="P8">Verrusio, W., Ettorre, E., Vicenzini, E., Vanacore, N., Cacciafesta, M., &amp; Mecarelli, O. (2015). The Mozart Effect: A quantitative EEG study. <text:span text:style-name="T1">Consciousness and Cognition</text:span>, <text:span text:style-name="T1">35</text:span>, 150–155. <text:a xlink:type="simple" xlink:href="http://doi.org/10.1016/j.concog.2015.05.005" text:style-name="Internet_20_link" text:visited-style-name="Visited_20_Internet_20_Link">http://doi.org/10.1016/j.concog.2015.05.005</text:a></text:p>
      <text:p text:style-name="P8">Jaušovec, N., &amp; Habe, K. (2003). The “Mozart Effect”: An Electroencephalographic Analysis Employing the Methods of Induced Event-Related Desynchronization/ Synchronization and Event-Related Coherence. <text:span text:style-name="T1">Brain Topography</text:span>, <text:span text:style-name="T1">16</text:span>(2), 73–84. http://doi.org/10.1023/B:BRAT.0000006331.10425.4b</text:p>
      <text:p text:style-name="P11">Petsche, H., Richter, P., Von Stein, A., Etlinger, S. C., &amp; Filz, O. (1993). EEG Coherence and Musical Thinking. <text:span text:style-name="T1">Music Perception: An Interdisciplinary Journal</text:span>, <text:span text:style-name="T1">11</text:span>(2), 117–151. http://doi.org/10.2307/40285613</text:p>
      <text:p text:style-name="P17">Jaušovec, N., &amp; Habe, K. (2005). The influence of Mozart’s sonata K. 448 on brain activity during the performance of spatial rotation and numerical tasks. <text:span text:style-name="T1">Brain Topography</text:span>, <text:span text:style-name="T1">17</text:span>(4), 207–218. http://doi.org/10.1007/s10548-005-6030-4</text:p>
      <text:p text:style-name="P17">Jaušovec, N., &amp; Habe, K. (2004). The influence of auditory background stimulation (Mozart’s sonata K. 448) on visual brain activity. <text:span text:style-name="T1">International Journal of Psychophysiology</text:span>, <text:span text:style-name="T1">51</text:span>(3), 261–271. http://doi.org/10.1016/S0167-8760(03)00227-7</text:p>
      <text:p text:style-name="P17"><text:soft-page-break/>Jaušovec, N., Jaušovec, K., &amp; Gerlič, I. (2006). The influence of Mozart’s music on brain activity in the process of learning. <text:span text:style-name="T1">Clinical Neurophysiology</text:span>, <text:span text:style-name="T1">117</text:span>(12), 2703–2714. http://doi.org/10.1016/j.clinph.2006.08.010</text:p>
      <text:p text:style-name="P11">Oknina, L. B., Kuptsova, S. V., Romanov, A. S., Masherow, E. L., Kuznetsova, O. A., &amp; Sharova, E. V. (2012). Comparative analysis of changes in short EEG segments during music perception based on event-related synchronization/desynchronization and wavelet synchronicity. <text:span text:style-name="T1">Human Physiology</text:span>, <text:span text:style-name="T1">38</text:span>(4), 348–353. http://doi.org/10.1134/S0362119712040093</text:p>
      <text:p text:style-name="P17">Overman, A. A., O G E, J. H., Dale, J. A., Cross, J. D., &amp; C H I, A. (2003). Eeg Alpha Desynchronization in Musicians and Nonmusicians I N Response To Changes in Melody, Tempo. and Key in Classical Music ’. <text:span text:style-name="T1">O Perceptual and Motor Skills</text:span>, <text:span text:style-name="T1">97</text:span>, 519–532. http://doi.org/10.2466/pms.2003.97.2.519</text:p>
      <text:p text:style-name="P40">EEG studies – cognition. <text:span text:style-name="T55">EEG studies have also been conducted to investigate cognitive load and performance. It is important to </text:span><text:span text:style-name="T60">have</text:span><text:span text:style-name="T55"> these results </text:span><text:span text:style-name="T60">in mind</text:span><text:span text:style-name="T55"> when interpreting EEG results </text:span><text:span text:style-name="T60">from studies</text:span><text:span text:style-name="T55"> where music and cognition are investigated concurrently. In general, when exploring cognition and the use of cognitive resources with EEG, alpha band power and alpha ERD/ERS </text:span><text:span text:style-name="T60">are also used</text:span><text:span text:style-name="T55">. In 199</text:span><text:span text:style-name="T56">9</text:span><text:span text:style-name="T55">, Klimesch wrote a review that describes </text:span><text:span text:style-name="T56">how EEG signal frequencies are related to different cognitive processes. Using those results, researchers have been using fluctuations in the alpha band as a reliable measure of cognitive ability and workload. Relating the EEG results from cognitive studies to the EEG results from music studies may be a way to better understand how and wh</text:span><text:span text:style-name="T57">y we see an effect of</text:span><text:span text:style-name="T56"> music </text:span><text:span text:style-name="T57">on</text:span><text:span text:style-name="T56"> cognition.</text:span></text:p>
      <text:p text:style-name="P18"><text:span text:style-name="T5">Klimesch, W. (1999). EEG alpha and theta oscillations reflect cognitive and memory performance: A review and analysis. </text:span><text:span text:style-name="T6">Brain Research Reviews</text:span><text:span text:style-name="T5">, </text:span><text:span text:style-name="T6">29</text:span><text:span text:style-name="T5">(2–3), 169–195. </text:span><text:a xlink:type="simple" xlink:href="http://doi.org/10.1016/S0165-0173(98)00056-3" text:style-name="Internet_20_link" text:visited-style-name="Visited_20_Internet_20_Link"><text:span text:style-name="T5">http://doi.org/10.1016/S0165-0173(98)00056-3</text:span></text:a></text:p>
      <text:p text:style-name="P5"><text:span text:style-name="T5">Gevins, A., &amp; Smith, M. E. (2000). Neurophysiological Measures of Working Memory and Individual Differences in Cognitive Ability and Cognitive Style. </text:span><text:span text:style-name="T6">Cerebral Cortex</text:span><text:span text:style-name="T5">, </text:span><text:span text:style-name="T6">10</text:span><text:span text:style-name="T5">(9), 829–839. </text:span><text:a xlink:type="simple" xlink:href="http://doi.org/10.1093/cercor/10.9.829" text:style-name="Internet_20_link" text:visited-style-name="Visited_20_Internet_20_Link"><text:span text:style-name="T5">http://doi.org/10.1093/cercor/10.9.829</text:span></text:a></text:p>
      <text:p text:style-name="P18"><text:span text:style-name="T10">Antonenko, P., Paas, F., Grabner, R., &amp; van Gog, T. (2010). Using Electroencephalography to Measure Cognitive Load. </text:span><text:span text:style-name="T8">Educational Psychology Review</text:span><text:span text:style-name="T10">, </text:span><text:span text:style-name="T8">22</text:span><text:span text:style-name="T10">(4), 425–438. </text:span><text:a xlink:type="simple" xlink:href="http://doi.org/10.1007/s10648-010-9130-y" text:style-name="Internet_20_link" text:visited-style-name="Visited_20_Internet_20_Link"><text:span text:style-name="T10">http://doi.org/10.1007/s10648-010-9130-y</text:span></text:a></text:p>
      <text:p text:style-name="P55"/>
      <text:p text:style-name="P53"/>
      <text:p text:style-name="P24">Behavioural Studies – pre-2005</text:p>
      <text:p text:style-name="P10">Freeburne, C. M., &amp; Fleischer, M. S. (1952). The effect of music distraction upon reading rate and comprehension. <text:span text:style-name="T1">Journal of Educational Psychology</text:span>, <text:span text:style-name="T1">43</text:span>(2), 101–109. http://doi.org/10.1037/h0054219</text:p>
      <text:p text:style-name="P10">Colle, H. A., &amp; Welsh, A. (1976). Acoustic masking in primary memory. <text:span text:style-name="T1">Journal of Verbal Learning and Verbal Behavior</text:span>, <text:span text:style-name="T1">15</text:span>(1), 17–31. http://doi.org/10.1016/S0022-5371(76)90003-7</text:p>
      <text:p text:style-name="P10">Arkes, H. R., Rettig, L. E., &amp; Scougale, J. D. (1986). The effect of concurrent task complexity and music experience on preference for simple and complex music. <text:span text:style-name="T1">Psychomusicology: A Journal of Research in Music Cognition</text:span>, <text:span text:style-name="T1">6</text:span>(1–2), 51–60. http://doi.org/10.1037/h0094191</text:p>
      <text:p text:style-name="P10">Martin, R. C., Wogalter, M. S., &amp; Forlano, J. G. (1988). Reading comprehension in the presence of unattended speech and music. <text:span text:style-name="T1">Journal of Memory and Language</text:span>, <text:span text:style-name="T1">27</text:span>(4), 382–398. http://doi.org/10.1016/0749-596X(88)90063-0</text:p>
      <text:p text:style-name="P10">SOGIN, D. W. (1988). EFFECTS OF THREE DIFFERENT MUSICAL STYLES OF BACKGROUND MUSIC ON CODING BY COLLEGE-AGE STUDENTS. <text:span text:style-name="T1">Perceptual and Motor Skills</text:span>, <text:span text:style-name="T1">67</text:span>(1), 275–280. http://doi.org/10.2466/pms.1988.67.1.275</text:p>
      <text:p text:style-name="P10">Salamé, P., &amp; Baddeley, A. (1989). Effects of background music on phonological short-term memory. <text:span text:style-name="T1">The Quarterly Journal of Experimental Psychology Section A</text:span>, <text:span text:style-name="T1">41</text:span>(1), 107–122. http://doi.org/10.1080/14640748908402355</text:p>
      <text:p text:style-name="P10">Jones, D. M., Miles, C., &amp; Page, J. (1990). Disruption of proofreading by irrelevant speech: Effects of attention, arousal or memory? <text:span text:style-name="T1">Applied Cognitive Psychology</text:span>, <text:span text:style-name="T1">4</text:span>(2), 89–108. http://doi.org/10.1002/acp.2350040203</text:p>
      <text:p text:style-name="P10">Rauscher, F. H., Shaw, G. L., &amp; Ky, K. N. (1993). Music and spatial task performance. <text:span text:style-name="T1">Nature</text:span>, <text:span text:style-name="T1">365</text:span>(6447), 611. http://doi.org/10.1038/365611a0</text:p>
      <text:p text:style-name="P10">Crawford, H. J., &amp; Strapp, C. M. (1994). Effects of vocal and instrumental music on visuospatial and verbal performance as moderated by studying preference and personality. <text:span text:style-name="T1">Personality and Individual Differences</text:span>, <text:span text:style-name="T1">16</text:span>(2), 237–245. http://doi.org/10.1016/0191-8869(94)90162-7</text:p>
      <text:p text:style-name="P10">Furnham, A., &amp; Bradley, A. (1997). Music while you work: the differential distraction of background music on the cognitive test performance of introverts and extraverts. <text:span text:style-name="T1">Applied Cognitive Psychology</text:span>, <text:span text:style-name="T1">11</text:span>(5), 445–455. http://doi.org/10.1002/(SICI)1099-0720(199710)11:5&lt;445::AID-ACP472&gt;3.0.CO;2-R</text:p>
      <text:p text:style-name="P10">Beaman, C. P., &amp; Jones, D. M. (1997). Role of serial order in the irrelevant speech effect: Tests of the changing-state hypothesis. <text:span text:style-name="T1">Journal of Experimental Psychology: Learning, Memory, and Cognition</text:span>, <text:span text:style-name="T1">23</text:span>(2), 459–471. http://doi.org/10.1037/0278-7393.23.2.459</text:p>
      <text:p text:style-name="P10">RAUSCHER, F. H., &amp; SHAW, G. L. (1998). KEY COMPONENTS OF THE MOZART EFFECT. <text:span text:style-name="T1">Perceptual and Motor Skills</text:span>, <text:span text:style-name="T1">86</text:span>(3), 835–841. http://doi.org/10.2466/pms.1998.86.3.835</text:p>
      <text:p text:style-name="P10">Furnham, A., &amp; Allass, K. (1999). The influence of musical distraction of varying complexity on the cognitive performance of extroverts and introverts. <text:span text:style-name="T1">European Journal of Personality</text:span>, <text:span text:style-name="T1">13</text:span>(1), 27–38. http://doi.org/10.1002/(SICI)1099-0984(199901/02)13:1&lt;27::AID-PER318&gt;3.0.CO;2-R</text:p>
      <text:p text:style-name="P10">Nantais, K. M., &amp; Schellenberg, E. G. (1999). The Mozart Effect: An Artifact of Preference. <text:span text:style-name="T1">Psychological Science</text:span>, <text:span text:style-name="T1">10</text:span>(4), 370–373. http://doi.org/10.1111/1467-9280.00170</text:p>
      <text:p text:style-name="P10">Thompson, W. F., Schellenberg, E. G., &amp; Husain, G. (2001). Arousal, Mood, and The Mozart Effect. <text:span text:style-name="T1">Psychological Science</text:span>, <text:span text:style-name="T1">12</text:span>(3), 248–251. http://doi.org/10.1111/1467-9280.00345</text:p>
      <text:p text:style-name="P10"><text:soft-page-break/>Hallam, S., Price, J., &amp; Katsarou, G. (2002). The Effects of Background Music on Primary School Pupils’ Task Performance. <text:span text:style-name="T1">Educational Studies</text:span>, <text:span text:style-name="T1">28</text:span>(2), 111–122. http://doi.org/10.1080/03055690220124551</text:p>
      <text:p text:style-name="P21"><text:span text:style-name="T2">Furnham, A., &amp; Strbac, L. (2002). Music is as distracting as noise: the differential distraction of background music and noise on the cognitive test performance of introverts and extraverts. </text:span><text:span text:style-name="T4">Ergonomics</text:span><text:span text:style-name="T2">, </text:span><text:span text:style-name="T4">45</text:span><text:span text:style-name="T2">(3), 203–217. </text:span><text:a xlink:type="simple" xlink:href="http://doi.org/10.1080/00140130210121932" text:style-name="Internet_20_link" text:visited-style-name="Visited_20_Internet_20_Link"><text:span text:style-name="T2">http://doi.org/10.1080/00140130210121932</text:span></text:a></text:p>
      <text:p text:style-name="P54"/>
      <text:p text:style-name="P54"/>
      <text:p text:style-name="P54"/>
      <text:p text:style-name="P41">Other useful papers</text:p>
      <text:p text:style-name="P19">Meta-analysis:</text:p>
      <text:p text:style-name="P23"><text:span text:style-name="T5">Chabris, C. F. (1999). Prelude or requiem for the “Mozart effect”? </text:span><text:span text:style-name="T6">Nature</text:span><text:span text:style-name="T5">, </text:span><text:span text:style-name="T6">400</text:span><text:span text:style-name="T5">(6747), 826–827. </text:span><text:a xlink:type="simple" xlink:href="http://doi.org/10.1038/23608" text:style-name="Internet_20_link" text:visited-style-name="Visited_20_Internet_20_Link"><text:span text:style-name="T5">http://doi.org/10.1038/23608</text:span></text:a></text:p>
      <text:p text:style-name="P19">Reviews:</text:p>
      <text:p text:style-name="P6"><text:span text:style-name="T5">Schellenberg, E. G. (2005). Music and Cognitive Abilities. </text:span><text:span text:style-name="T6">Current Directions in Psychological Science</text:span><text:span text:style-name="T5">, </text:span><text:span text:style-name="T6">14</text:span><text:span text:style-name="T5">(6), 317–320. </text:span><text:a xlink:type="simple" xlink:href="http://doi.org/10.1111/j.0963-7214.2005.00389.x" text:style-name="Internet_20_link" text:visited-style-name="Visited_20_Internet_20_Link"><text:span text:style-name="T5">http://doi.org/10.1111/j.0963-7214.2005.00389.x</text:span></text:a></text:p>
      <text:p text:style-name="P6"><text:span text:style-name="T5">Rickard, N. S., Toukhsati, S. R., &amp; Field, Simone, E. (2005). The Effect of Music on Cognitive Performance: Insight From Neurobiological and Animal Studies. </text:span><text:span text:style-name="T6">Behavioral and Cognitive Neuroscience Reviews</text:span><text:span text:style-name="T5">, </text:span><text:span text:style-name="T6">4</text:span><text:span text:style-name="T5">(4), 235–261. </text:span><text:a xlink:type="simple" xlink:href="http://doi.org/10.1177/1534582305285869" text:style-name="Internet_20_link" text:visited-style-name="Visited_20_Internet_20_Link"><text:span text:style-name="T5">http://doi.org/10.1177/1534582305285869</text:span></text:a></text:p>
      <text:p text:style-name="P16">Verrusio, W., Moscucci, F., Cacciafesta, M., &amp; Gueli, N. (2015). Mozart Effect and Its Clinical Applications: A Review. <text:span text:style-name="T1">British Journal of Medicine and Medical Research</text:span>, <text:span text:style-name="T1">8</text:span>(8), 639–650. http://doi.org/10.9734/BJMMR/2015/17192</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0T10:11:15.145832000</meta:creation-date>
    <dc:date>2017-01-22T09:33:28.382834000</dc:date>
    <meta:editing-duration>P1DT12H34M8S</meta:editing-duration>
    <meta:editing-cycles>46</meta:editing-cycles>
    <meta:generator>LibreOffice/5.1.6.2$MacOSX_X86_64 LibreOffice_project/07ac168c60a517dba0f0d7bc7540f5afa45f0909</meta:generator>
    <meta:print-date>2017-01-19T10:13:34.473936000</meta:print-date>
    <meta:document-statistic meta:table-count="0" meta:image-count="0" meta:object-count="0" meta:page-count="9" meta:paragraph-count="97" meta:word-count="3314" meta:character-count="23316" meta:non-whitespace-character-count="20142"/>
    <meta:user-defined meta:name="Mendeley Citation Style_1">http://www.zotero.org/styles/american-medical-association</meta:user-defined>
    <meta:user-defined meta:name="Mendeley Document_1">True</meta:user-defined>
    <meta:user-defined meta:name="Mendeley Unique User Id_1">2228961c-4287-3a75-9135-250a27461674</meta:user-defined>
  </office:meta>
</office:document-meta>
</file>